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Standard">
      <style:paragraph-properties fo:margin-top="0mm" fo:margin-bottom="0mm"/>
      <style:text-properties fo:font-size="2pt" style:font-size-asian="2pt" style:font-size-complex="2pt"/>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Text_20_body">
      <style:text-properties style:text-underline-style="non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list-style-name="L4"/>
    <style:style style:name="P14" style:family="paragraph" style:parent-style-name="Text_20_body">
      <style:text-properties fo:font-style="italic" style:font-style-asian="italic" style:font-style-complex="italic"/>
    </style:style>
    <style:style style:name="P15" style:family="paragraph" style:parent-style-name="Text_20_body" style:list-style-name="L4">
      <style:text-properties fo:font-style="italic" style:font-style-asian="italic" style:font-style-complex="italic"/>
    </style:style>
    <style:style style:name="P16" style:family="paragraph" style:parent-style-name="Text_20_body" style:list-style-name="">
      <style:paragraph-properties fo:margin-left="0mm" fo:margin-right="0mm" fo:text-indent="0mm" style:auto-text-indent="false"/>
    </style:style>
    <style:style style:name="P17"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8" style:family="paragraph" style:parent-style-name="Heading_20_1">
      <style:paragraph-properties fo:break-before="page"/>
    </style:style>
    <style:style style:name="P19" style:family="paragraph" style:parent-style-name="Heading_20_3">
      <style:text-properties style:text-underline-style="none"/>
    </style:style>
    <style:style style:name="P20" style:family="paragraph" style:parent-style-name="Heading_20_2">
      <style:paragraph-properties fo:break-before="page"/>
    </style:style>
    <style:style style:name="P21" style:family="paragraph" style:parent-style-name="Heading_20_4">
      <style:text-properties style:text-underline-style="none"/>
    </style:style>
    <style:style style:name="P22" style:family="paragraph" style:parent-style-name="List_20_1">
      <style:text-properties fo:font-weight="normal" style:font-weight-asian="normal" style:font-weight-complex="normal"/>
    </style:style>
    <style:style style:name="P23" style:family="paragraph" style:parent-style-name="List_20_1">
      <style:text-properties style:text-underline-style="none"/>
    </style:style>
    <style:style style:name="P24" style:family="paragraph" style:parent-style-name="List_20_1">
      <style:text-properties style:text-underline-style="none" fo:font-weight="normal" style:font-weight-asian="normal" style:font-weight-complex="normal"/>
    </style:style>
    <style:style style:name="P25" style:family="paragraph" style:parent-style-name="List_20_1">
      <style:text-properties fo:font-weight="bold" style:font-weight-asian="bold" style:font-weight-complex="bold"/>
    </style:style>
    <style:style style:name="P26" style:family="paragraph" style:parent-style-name="Contents_20_1">
      <style:paragraph-properties>
        <style:tab-stops>
          <style:tab-stop style:position="149.01mm" style:type="right" style:leader-style="dotted" style:leader-text="."/>
        </style:tab-stops>
      </style:paragraph-properties>
    </style:style>
    <style:style style:name="P27" style:family="paragraph" style:parent-style-name="Contents_20_2">
      <style:paragraph-properties>
        <style:tab-stops>
          <style:tab-stop style:position="145.03mm" style:type="right" style:leader-style="dotted" style:leader-text="."/>
        </style:tab-stops>
      </style:paragraph-properties>
    </style:style>
    <style:style style:name="P28" style:family="paragraph" style:parent-style-name="Contents_20_3">
      <style:paragraph-properties>
        <style:tab-stops>
          <style:tab-stop style:position="140.04mm" style:type="right" style:leader-style="dotted" style:leader-text="."/>
        </style:tab-stops>
      </style:paragraph-properties>
    </style:style>
    <style:style style:name="P29" style:family="paragraph" style:parent-style-name="Contents_20_4">
      <style:paragraph-properties>
        <style:tab-stops>
          <style:tab-stop style:position="135.04m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weight="normal"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variant="normal" fo:text-transform="none" style:use-window-font-color="true" style:font-name="Times New Roman" fo:letter-spacing="normal" fo:font-style="normal" fo:font-weight="normal"/>
    </style:style>
    <style:style style:name="T13"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4"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style:use-window-font-color="true" style:font-name="Times New Roman"/>
    </style:style>
    <style:style style:name="T17" style:family="text">
      <style:text-properties style:use-window-font-color="true" style:font-name="Times New Roman" fo:font-weight="normal" style:font-weight-asian="normal" style:font-weight-complex="normal"/>
    </style:style>
    <style:style style:name="T18" style:family="text">
      <style:text-properties fo:font-size="12pt" style:font-size-asian="12pt" style:font-size-complex="12pt"/>
    </style:style>
    <style:style style:name="T19" style:family="text">
      <style:text-properties fo:font-weight="bold" style:font-weight-asian="bold" style:font-weight-complex="bol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index-title-template text:style-name="Contents_20_Heading"/>
          <text:table-of-content-entry-template text:outline-level="1" text:style-name="">
            <text:index-entry-chapter/>
            <text:index-entry-text/>
            <text:index-entry-tab-stop style:type="right" style:leader-char="."/>
            <text:index-entry-page-number/>
          </text:table-of-content-entry-template>
          <text:table-of-content-entry-template text:outline-level="2" text:style-name="">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577209103" text:style-name="List_20_1">
            <text:list-item>
              <text:p text:style-name="P26">Obsah<text:tab/>1</text:p>
            </text:list-item>
            <text:list-item>
              <text:p text:style-name="P26">1 Úvod<text:tab/>4</text:p>
            </text:list-item>
            <text:list-item>
              <text:p text:style-name="P26">2 WebArchiv<text:tab/>6</text:p>
            </text:list-item>
          </text:list>
          <text:p text:style-name="P27">2.1 O WebArchivu<text:tab/>6</text:p>
          <text:p text:style-name="P27">2.2 Vývoj projektu<text:tab/>7</text:p>
          <text:p text:style-name="P28">2.2.1 Rok 2000<text:tab/>7</text:p>
          <text:p text:style-name="P28">2.2.2 Rok 2001<text:tab/>7</text:p>
          <text:p text:style-name="P28">2.2.3 Rok 2002<text:tab/>8</text:p>
          <text:p text:style-name="P28">2.2.4 Rok 2003<text:tab/>8</text:p>
          <text:p text:style-name="P28">2.2.5 Rok 2004<text:tab/>8</text:p>
          <text:p text:style-name="P28">2.2.6 Rok 2005<text:tab/>9</text:p>
          <text:p text:style-name="P28">2.2.7 Rok 2006<text:tab/>9</text:p>
          <text:p text:style-name="P28">2.2.8 Rok 2007<text:tab/>9</text:p>
          <text:p text:style-name="P28">2.2.9 Rok 2008<text:tab/>10</text:p>
          <text:p text:style-name="P28">2.2.10 Rok 2009<text:tab/>10</text:p>
          <text:p text:style-name="P28">2.2.11 Rok 2010<text:tab/>11</text:p>
          <text:p text:style-name="P28">2.2.12 Rok 2011<text:tab/>11</text:p>
          <text:p text:style-name="P27">2.3 Současný obsah databáze<text:tab/>12</text:p>
          <text:p text:style-name="P27">2.4 Další informace o projektu<text:tab/>13</text:p>
          <text:p text:style-name="P28">2.4.1 Creative Commons<text:tab/>13</text:p>
          <text:p text:style-name="P28">2.4.2 Partneři projektu<text:tab/>13</text:p>
          <text:p text:style-name="P28">2.4.3 Nasmlouvané webové zdroje<text:tab/>14</text:p>
          <text:p text:style-name="P28">2.4.4 Internet Archive<text:tab/>15</text:p>
          <text:p text:style-name="P28">2.4.5 Další spolupráce<text:tab/>15</text:p>
          <text:p text:style-name="P28">2.4.6 Dostupnost informací<text:tab/>15</text:p>
          <text:p text:style-name="P28">2.4.7 Kritéria výběru webových zdrojů<text:tab/>16</text:p>
          <text:p text:style-name="P29">2.4.7.1 Plošná archivace – harvesting<text:tab/>16</text:p>
          <text:p text:style-name="P29">2.4.7.2 Výběrový přístup – konspekt<text:tab/>17</text:p>
          <text:p text:style-name="P29">2.4.7.3 Tematické sbírky<text:tab/>18</text:p>
          <text:p text:style-name="P27">2.5 Starší práce na téma WebArchiv<text:tab/>19</text:p>
          <text:p text:style-name="P28">2.5.1 Systém pro správu procesu archivace webových informačních zdrojů<text:tab/>19</text:p>
          <text:p text:style-name="P28">2.5.2 Identifikace a omezení přístupu k "nevhodným" stránkám ve webovém archivu<text:tab/>19</text:p>
          <text:p text:style-name="P28">2.5.3 Rozpoznání a archivace českého webu mimo národní doménu<text:tab/>20</text:p>
          <text:p text:style-name="P28">2.5.4 Implementace OAI-PMH pro český WebArchiv<text:tab/>20</text:p>
          <text:p text:style-name="P28">2.5.5 Bibliografický popis elektronických online zdrojů v zahraniční a domácí katalogizační praxi<text:tab/>20</text:p>
          <text:p text:style-name="P28">2.5.6 Zpřístupnění archivu českého webu<text:tab/>21</text:p>
          <text:p text:style-name="P28">2.5.5 Strategie archivace elektronických online zdrojů a politika jejich výběru do digitálního archivu (se zaměřením na český systém WebArchiv)<text:tab/>21</text:p>
          <text:p text:style-name="P27"><text:soft-page-break/>2.6 Nástroje související s projektem WebArchiv<text:tab/>22</text:p>
          <text:p text:style-name="P28">2.6.1 APACHE TOMCAT<text:tab/>22</text:p>
          <text:p text:style-name="P28">2.6.2 ARCRetriever<text:tab/>22</text:p>
          <text:p text:style-name="P28">2.6.3 DeDuplicator<text:tab/>22</text:p>
          <text:p text:style-name="P28">2.6.4 Generátor URN<text:tab/>22</text:p>
          <text:p text:style-name="P28">2.6.5 HERITRIX<text:tab/>22</text:p>
          <text:p text:style-name="P28">2.6.6 ImpEval <text:tab/>23</text:p>
          <text:p text:style-name="P28">2.6.7 NutchWAX<text:tab/>23</text:p>
          <text:p text:style-name="P28">2.6.8 WA ADMIN<text:tab/>24</text:p>
          <text:p text:style-name="P28">2.6.9 WA-CZ<text:tab/>24</text:p>
          <text:p text:style-name="P28">2.6.10 Wayback<text:tab/>24</text:p>
          <text:p text:style-name="P28">2.6.11 WebAnalyzer<text:tab/>24</text:p>
          <text:p text:style-name="P28">2.6.12 Web Curator Tool<text:tab/>25</text:p>
          <text:list xml:id="list2035820139" text:continue-numbering="true" text:style-name="List_20_1">
            <text:list-item>
              <text:p text:style-name="P26">3 Archivační formáty<text:tab/>26</text:p>
            </text:list-item>
          </text:list>
          <text:p text:style-name="P27">3.1 Úvod<text:tab/>26</text:p>
          <text:p text:style-name="P27">3.2 Formát nedlib<text:tab/>27</text:p>
          <text:p text:style-name="P28">3.2.1 Popis standardu nedlib<text:tab/>27</text:p>
          <text:p text:style-name="P28">3.2.2 Výhody nedlib<text:tab/>27</text:p>
          <text:p text:style-name="P28">3.2.3 Nevýhody nedlib<text:tab/>27</text:p>
          <text:p text:style-name="P28">3.2.4 Užití v praxi ve WebArchivu<text:tab/>27</text:p>
          <text:p text:style-name="P27">3.3 Formát arc<text:tab/>28</text:p>
          <text:p text:style-name="P28">3.3.1 Popis standardu arc<text:tab/>28</text:p>
          <text:p text:style-name="P28">3.3.2 Výhody arc<text:tab/>28</text:p>
          <text:p text:style-name="P28">3.3.3 Nevýhody arc<text:tab/>28</text:p>
          <text:p text:style-name="P28">3.3.4 Užití v praxi ve WebArchivu<text:tab/>29</text:p>
          <text:p text:style-name="P27">3.4 Formát warc<text:tab/>30</text:p>
          <text:p text:style-name="P28">3.4.1 Popis standardu warc<text:tab/>30</text:p>
          <text:p text:style-name="P28">3.4.2 Výhody warc<text:tab/>30</text:p>
          <text:p text:style-name="P28">3.4.3 Nevýhody warc<text:tab/>31</text:p>
          <text:p text:style-name="P28">3.4.4 Plánované využití<text:tab/>32</text:p>
          <text:p text:style-name="P28">3.4.5 Deduplikace souborů<text:tab/>32</text:p>
          <text:list xml:id="list1026761173" text:continue-numbering="true" text:style-name="List_20_1">
            <text:list-item>
              <text:p text:style-name="P26">4 Migrace archivu z formátu arc do formátu warc<text:tab/>33</text:p>
            </text:list-item>
          </text:list>
          <text:p text:style-name="P27">4.1 O migraci<text:tab/>33</text:p>
          <text:p text:style-name="P28">4.1.1 Úvod<text:tab/>33</text:p>
          <text:p text:style-name="P28">4.1.2 Britská knihovna<text:tab/>33</text:p>
          <text:p text:style-name="P27">4.2 Použité nástroje<text:tab/>35</text:p>
          <text:p text:style-name="P28">4.2.1 JHOVE<text:tab/>35</text:p>
          <text:p text:style-name="P28">4.2.2 JHOVE2<text:tab/>35</text:p>
          <text:p text:style-name="P29">4.2.2.1 Úvod<text:tab/>35</text:p>
          <text:p text:style-name="P29">4.2.2.2 O programu<text:tab/>36</text:p>
          <text:p text:style-name="P29">4.2.2.3 Úprava programu<text:tab/>38</text:p>
          <text:p text:style-name="P28">4.2.3 Jpype<text:tab/>38</text:p>
          <text:p text:style-name="P27">4.3 Testování migračních nástrojů<text:tab/>39</text:p>
          <text:p text:style-name="P28"><text:soft-page-break/>4.3.1 WARC-TOOLS<text:tab/>39</text:p>
          <text:p text:style-name="P29">4.3.1.1 Kompatibilita s ostatními nástroji<text:tab/>39</text:p>
          <text:p text:style-name="P29">4.3.1.2 Další parametry<text:tab/>40</text:p>
          <text:p text:style-name="P28">4.3.2 WARC-TOOLS / hanzo<text:tab/>40</text:p>
          <text:p text:style-name="P29">4.3.2.1 Kompatibilita s ostatními nástroji<text:tab/>40</text:p>
          <text:p text:style-name="P29">4.3.2.2 Další parametry<text:tab/>41</text:p>
          <text:p text:style-name="P28">4.3.3 WARC-TOOLS / kpk09<text:tab/>41</text:p>
          <text:p text:style-name="P29">4.3.3 1 Kompatibilita s ostatními nástroji<text:tab/>41</text:p>
          <text:p text:style-name="P29">4.3.3.2 Další parametry<text:tab/>41</text:p>
          <text:p text:style-name="P27">4.4 Podobnost WARCTOOLS / hanzo s kpk09<text:tab/>43</text:p>
          <text:p text:style-name="P28">4.4.1 Porovnání výstupů pro stejné vstupy<text:tab/>43</text:p>
          <text:p text:style-name="P28">4.4.2 Porovnání zdrojového kódu<text:tab/>43</text:p>
          <text:p text:style-name="P27">4.5 Závěry z porovnávání nástrojů<text:tab/>45</text:p>
          <text:list xml:id="list870543328" text:continue-numbering="true" text:style-name="List_20_1">
            <text:list-item>
              <text:p text:style-name="P26">5 Závěr<text:tab/>46</text:p>
            </text:list-item>
            <text:list-item>
              <text:p text:style-name="P26">Seznam literatury<text:tab/>47</text:p>
            </text:list-item>
            <text:list-item>
              <text:p text:style-name="P26">Přílohy<text:tab/>51</text:p>
            </text:list-item>
          </text:list>
        </text:index-body>
      </text:table-of-content>
      <text:p text:style-name="P17"/>
      <text:h text:style-name="P18" text:outline-level="1">1 Úvod</text:h>
      <text:p text:style-name="Text_20_body">V dnešní době je internet jedním z hlavních zdrojů informací, a v podstatě i hybatelem společenských změn. Každým dnem vzniká velké množství nových elektronických dokumentů, které jsou uložené pouze na síti Internet.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Text_20_body"><text:span text:style-name="T9">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span></text:p>
      <text:p text:style-name="P7">Jedním ze základních problému je samotné uchovávání datového archivu. Každým rokem enormně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7">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7">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7"><text:soft-page-break/>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18"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771178309"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0" text:outline-level="2">2.2 Vývoj projektu</text:h>
      <text:p text:style-name="Text_20_body">Pokusím se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Element Set<text:note text:id="ftn1" text:note-class="footnote"><text:note-citation>1</text:note-citation><text:note-body><text:p text:style-name="Footnote">Více informací o Dublin Core Metadata Element Set dostupné online na adrese http://dublincore.org/documents/dces/</text:p></text:note-body></text:note>, který byl lokalizován pro české webové zdroje. <text:span text:style-name="T1">Dále probíhal vývoj nových nástrojů: </text:span>Dublin <text:soft-page-break/>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2.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http://www.loc.gov/marc/unimarctomarc21.html</text:p></text:note-body></text:note> [6].</text:p>
      <text:h text:style-name="Heading_20_3" text:outline-level="3">2.2.4 Rok 2003</text:h>
      <text:p text:style-name="P3">Zpráva pro tento rok nebyla zpracována, jelikož na ní řešitelé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3">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3">Řešitelé se zabývali analýzou možností dalšího vývoje softwaru pro tvorbu metadat, jednoznačné identifikace dokumentů, stahování webových zdrojů a jejich ukládání. Dále možnostmi trvalého a efektivního přístupu k uloženým datům.</text:p>
      <text:p text:style-name="P3">Bylo potřeba monitorovat vývoj technologií – zejména standardů pro metadata a formáty. Byly budovány tématické brány a konspekt. WebArchiv užíval nástroje jako NEDLIB, Heritrix. <text:span text:style-name="T8">[7]</text:span></text:p>
      <text:h text:style-name="Heading_20_3" text:outline-level="3"><text:soft-page-break/>2.2.6 Rok 2005</text:h>
      <text:p text:style-name="P3">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8">[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2.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3">Velký význam měla analýza možnosti sklízení bohemikálních zdrojů mimo doménu CZ. Na toto téma byla zpracována i bakalářská práce s názvem<text:span text:style-name="T8"> </text:span><text:span text:style-name="Strong_20_Emphasis"><text:span text:style-name="T8">Rozpoznání </text:span></text:span><text:span text:style-name="Strong_20_Emphasis"><text:span text:style-name="T8">a archivace českého webu mimo národní doménu</text:span></text:span><text:span text:style-name="Strong_20_Emphasis"><text:span text:style-name="T8">, kterou zpracoval Ivan Vlček. [27]</text:span></text:span></text:p>
      <text:p text:style-name="P3">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oft-page-break/><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2.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text:soft-page-break/>2.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ráce na bakalářské práci ještě nebyla zpráva dostupná.</text:p>
      <text:h text:style-name="P20"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9">Sklizeň</text:p>
          </table:table-cell>
          <table:table-cell table:style-name="Table1.A1" office:value-type="string">
            <text:p text:style-name="P9">Počet souborů</text:p>
          </table:table-cell>
          <table:table-cell table:style-name="Table1.A1" office:value-type="string">
            <text:p text:style-name="P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0">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6" text:outline-level="2"/>
      <text:h text:style-name="P20" text:outline-level="2">2.4 Další informace o projektu</text:h>
      <text:p text:style-name="Text_20_body">Zde nabízím přehled dalších důležitých problému a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http://www.creativecommons.cz/</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http://www.webarchiv.cz/cc2</text:p></text:note-body></text:note> jak může majitel webového zdroje přidat svůj web pod licenci Creative Commons a samozřejmě podporuje informovanost o licenci Creative Commons.</text:p>
      <text:h text:style-name="Heading_20_3" text:outline-level="3">2.4.2 Partneři projektu</text:h>
      <text:p text:style-name="P6">Hlavní partneři projektu WebArchiv jsou: [20]</text:p>
      <text:list xml:id="list703749543" text:continue-numbering="true" text:style-name="List_20_1">
        <text:list-item>
          <text:p text:style-name="P22"><text:span text:style-name="T19">Moravská zemská knihovna</text:span><text:note text:id="ftn10" text:note-class="footnote"><text:note-citation>10</text:note-citation><text:note-body><text:p text:style-name="Footnote">Bližší informace o Moravské zemské knihovně dostupné online na adrese http://www.mzk.cz</text:p></text:note-body></text:note> – provádí výzkum, má za úkol <text:soft-page-break/>zveřejňovat výsledky výzkumu a publikuje informaci o projektu. Jejím zřizovatelem je Ministerstvo kultury ČR.</text:p>
        </text:list-item>
        <text:list-item>
          <text:p text:style-name="P22"><text:span text:style-name="T19">UVT Masarykovy univerzity</text:span><text:note text:id="ftn11" text:note-class="footnote"><text:note-citation>11</text:note-citation><text:note-body><text:p text:style-name="Footnote">Bližší informace o UVT Masarykovy univerzity dostupné online na adrese http://www.muni.cz/ics</text:p></text:note-body></text:note> – zabývá se výzkumem v oboru digitálních knihoven, zpracování a uchování multimédií. </text:p>
        </text:list-item>
        <text:list-item>
          <text:p text:style-name="P22"><text:span text:style-name="T19">CZ.NIC</text:span><text:note text:id="ftn12" text:note-class="footnote"><text:note-citation>12</text:note-citation><text:note-body><text:p text:style-name="Footnote">Bližší informace o organizaci <text:span text:style-name="T8">CZ.NIC</text:span> dostupné online <text:s/>na adrese http://www.nic.cz/</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http://www.webarchiv.cz/partneri</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10">[23] O politice přijímání nových zdrojů více v části práce věnující se kritériím sklizní.</text:span></text:p>
      <text:h text:style-name="Heading_20_3" text:outline-level="3"><text:soft-page-break/>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http://www.archive.org/projects/</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7">Pracovníci WebArchivu se účastní odborných konferencí </text:span><text:span text:style-name="Emphasis"><text:span text:style-name="T13">International Internet Preservation Consortium</text:span></text:span><text:span text:style-name="Emphasis"><text:span text:style-name="T13"><text:note text:id="ftn15" text:note-class="footnote"><text:note-citation>15</text:note-citation><text:note-body><text:p text:style-name="Footnote">Webové stránky organizace International Internet Preservation Consortium dostupné online na adrese http://netpreserve.org/about/index.php</text:p></text:note-body></text:note></text:span></text:span><text:span text:style-name="Emphasis"><text:span text:style-name="T13">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http://www.ndk.cz/</text:p></text:note-body></text:note>, která projekt řeší a samozřejmě na stránkách WebArchivu<text:note text:id="ftn17" text:note-class="footnote"><text:note-citation>17</text:note-citation><text:note-body><text:p text:style-name="Footnote">Webové stránky projektu WebArchiv dostupné online na adrese http://www.webarchiv.cz</text:p></text:note-body></text:note>. K nalezení jsou jak tiskové zprávy, z kterých jsem čerpal při popisování stavu projektu, jeho cílech a záměrech, tak další dokumenty – práce, které byli na toto téma již publikovány, informační letáky, <text:soft-page-break/>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11">Projektem WebArchiv se také intenzivně zajímá například Elektronický časopis o informační společnosti – Ikaros</text:span><text:span text:style-name="T11"><text:note text:id="ftn18" text:note-class="footnote"><text:note-citation>18</text:note-citation><text:note-body><text:p text:style-name="Footnote">Webové stránky Elektronického časopisu o informační společnosti Ikaros dostupný online na adrese http://www.ikaros.cz/</text:p></text:note-body></text:note></text:span><text:span text:style-name="T11">.</text:span></text:p>
      <text:p text:style-name="P3">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pan text:style-name="T1">2.4.7 </text:span>Kritéria výběru webových zdrojů</text:h>
      <text:p text:style-name="P3">Při sklízení webových zdrojů se WebArchiv řídí předem stanovenými kriterii. Pravidelně se provádí několik druhů sklízí. Jedná se o plošnou sklizeň webových zdrojů na doméně CZ a o výběrové sklizně.</text:p>
      <text:p text:style-name="P3">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text:soft-page-break/>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text:soft-page-break/>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http://www.webarchiv.cz/tematicke_sbirky/</text:p></text:note-body></text:note>. Jedná se například o sbírku na téma: Výročí obsazení Československa 1968, České předsednictví EU, Prezidentské volby 2008.</text:p>
      <text:h text:style-name="P20" text:outline-level="2">2.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8">Autorem bakalářské práce je Filip Kusalík, který ji dokončil v roce 2009. Cílem </text:span></text:span><text:soft-page-break/><text:span text:style-name="Strong_20_Emphasis"><text:span text:style-name="T8">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8">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8">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0" text:note-class="footnote"><text:note-citation>20</text:note-citation><text:note-body><text:p text:style-name="Footnote">Webové stránky protokolu OAI-PMH dostupné online na adrese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8">Lenka Jelínková diplomovou práci dokončila v roce 2006. Podává podrobný </text:span></text:span><text:soft-page-break/><text:span text:style-name="Strong_20_Emphasis"><text:span text:style-name="T8">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8">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8">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20" text:outline-level="2">2.6 Nástroje související s projektem WebArchiv</text:h>
      <text:p text:style-name="Text_20_body">V této kapitolo představuji základní nástroje, které jsou používané v rámci provozu a vývoje projektu.</text:p>
      <text:h text:style-name="Heading_20_3" text:outline-level="3">2.6.1 APACHE TOMCAT</text:h>
      <text:p text:style-name="Text_20_body">Apache Tomcat<text:note text:id="ftn21" text:note-class="footnote"><text:note-citation>21</text:note-citation><text:note-body><text:p text:style-name="Footnote">Webové stránky projektu Apache Tomcat dostupné online na adrese http://tomcat.apache.org/</text:p></text:note-body></text:note> jsem používal na svém počítači při práci na cvičných sklizních. Jedná se o kvalitní a dobře použitelný virtuální server.</text:p>
      <text:h text:style-name="Heading_20_3" text:outline-level="3">2.6.2 ARCRetriever</text:h>
      <text:p text:style-name="P3"><text:span text:style-name="T4">„Arcretriever je modul pro dodání dokumentu, jenž je součástí systému WERA. Java web aplikace na základe jména archivního souboru a pozice (offsetu) zobrazuje dokumenty vrácené z archivu.“</text:span><text:span text:style-name="T10">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18"> vyvíjí</text:span><text:span text:style-name="T15"> National and University Library of Iceland a je volně dostupný</text:span><text:span text:style-name="T15"><text:note text:id="ftn22" text:note-class="footnote"><text:note-citation>22</text:note-citation><text:note-body><text:p text:style-name="Footnote">Webové stránky nástroje DeDuplicator dostupné online na adrese http://deduplicator.sourceforge.net/</text:p></text:note-body></text:note></text:span><text:span text:style-name="T15">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3" text:note-class="footnote"><text:note-citation>23</text:note-citation><text:note-body><text:p text:style-name="Footnote">Nástroj Generátor URN dostupný onlina na adrese http://www.webarchiv.cz/generator/dc_generator.php</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text:soft-page-break/>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8">Filipem Kusalíkem v roce 2009 s názvem Identifikace a omezení přístupu k „nevhodným“ stránkám ve webovém archivu. Tento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4">NutchWAX je součást projektu<text:note text:id="ftn26" text:note-class="footnote"><text:note-citation>26</text:note-citation><text:note-body><text:p text:style-name="Footnote">Webové stránky projektu NutchWAX dostupné online na adrese http://archive-access.sourceforge.net/projects/nutch/</text:p></text:note-body></text:note> Nutch, který zahrnuje nástroje pro archivaci a vyhledávání webových zdrojů včetně práce s arc soubory. Nutch nabízí komplexní řešení archivace webových zdrojů.</text:p>
      <text:h text:style-name="Heading_20_3" text:outline-level="3"><text:soft-page-break/>2.6.8 WA ADMIN</text:h>
      <text:p text:style-name="P5"><text:span text:style-name="T16">V roce 2009 realizoval Adam Brokeš WA Admin v2 v rámci své bakalářské práce s názvem Systém pro správu procesu archivace webových informačních zdrojů</text:span><text:span text:style-name="T16">. WA Admin v2 nahradil nástroj vytvořený Lukášem Matějkou a stejně jako WA Admin sloužil pro </text:span><text:span text:style-name="T12">správu zdrojů, vydavatelů a smluv WebArchivu. [25]</text:span></text:p>
      <text:h text:style-name="Heading_20_3" text:outline-level="3">2.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2.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http://archive-access.sourceforge.net/projects/wayback/</text:p></text:note-body></text:note> na internetu. <text:s/>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8">Nástroj, který pro WebArchiv vytvořil Ivan Vlček v rámci své bakalářské práce s názvem </text:span><text:span text:style-name="Strong_20_Emphasis"><text:span text:style-name="T8">Rozpoznání a archivace českého webu mimo národní doménu</text:span></text:span><text:span text:style-name="T8"> v roce 2008</text:span><text:span text:style-name="Strong_20_Emphasis"><text:span text:style-name="T8">. Nástroj se v současné době používá. [27]</text:span></text:span></text:p>
      <text:h text:style-name="Heading_20_3" text:outline-level="3"><text:soft-page-break/>2.6.12 Web Curator Tool</text:h>
      <text:p text:style-name="P5"><text:span text:style-name="T16">Nástroj vyvinutý</text:span><text:span text:style-name="T16"><text:note text:id="ftn29" text:note-class="footnote"><text:note-citation>29</text:note-citation><text:note-body><text:p text:style-name="Footnote">Webové stránky projektu Web Curator Tool dostupné online na adrese http://webcurator.sourceforge.net/</text:p></text:note-body></text:note></text:span><text:span text:style-name="T16"> v roce 2006</text:span><text:span text:style-name="T14"> National Library of New Zealand a The British Library. Nástroj slouží k řízení a stahování webových zdrojů. Stejně jako Dánský NetarchiveSuite používá Heritrix, na rozdíl od NetarchiveSuite je Heritrix jeho součástí.</text:span></text:p>
      <text:h text:style-name="P18"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0"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text:span> součtu příslušného souboru. Vyhledávání požadovaného souboru v archivu se realizovalo pomocí indexu s MD5 názvy souboru.</text:p>
      <text:h text:style-name="Heading_20_3" text:outline-level="3">3.2.2 Výhody nedlib</text:h>
      <text:list xml:id="list1382758611"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text:h>
      <text:list xml:id="list1551799770"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20"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https://webarchive.jira.com/</text:p></text:note-body></text:note>. [32] Pro další informace viz též přílohy A – G.</text:p>
      <text:h text:style-name="Heading_20_3" text:outline-level="3">3.3.2 Výhody arc</text:h>
      <text:list xml:id="list1724258012" text:continue-numbering="true" text:style-name="List_20_1">
        <text:list-item>
          <text:p text:style-name="List_20_1">Na rozdíl od formátu nedlib je soubor dobře čitelný – soubory stažených webových zdrojů jsou ukládány v archivech a členěny.</text:p>
        </text:list-item>
        <text:list-item>
          <text:p text:style-name="P24">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text:h>
      <text:list xml:id="list1214441264"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text:soft-page-break/>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20" text:outline-level="2">3.4 Formát warc</text:h>
      <text:h text:style-name="Heading_20_3" text:outline-level="3">3.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3" text:note-class="footnote"><text:note-citation>33</text:note-citation><text:note-body><text:p text:style-name="Footnote">ISO standard za poplatek dostupný online na adrese http://www.iso.org/iso/iso_catalogue/catalogue_tc/catalogue_detail.htm?csnumber=44717. </text:p></text:note-body></text:note>. Tento standard byl ustanoven v roce 2009. Vývoj warc standardu ale probíhá delší dobu. První verze je popsána jíž v roce 1996. [3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3">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3">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3.4.2 Výhody warc</text:h>
      <text:list xml:id="list1147855068" text:continue-numbering="true" text:style-name="List_20_1">
        <text:list-item>
          <text:p text:style-name="List_20_1">Do budoucna pravděpodobně většina institucí přejde na archivaci webových stránek do warc archivů. Warc tedy bude nejspíše označen za jediný <text:soft-page-break/>univerzálně podporovaný formát. <text:span text:style-name="T1">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23">Na rozdíl od arc archivů umožňují warc archivy ukládat nejen http odezvy, ale také původní požadavky.</text:p>
        </text:list-item>
        <text:list-item>
          <text:p text:style-name="P23">Warc umí pracovat s více protokoly: HTTP, FTP, NNTP a SMTP.</text:p>
        </text:list-item>
        <text:list-item>
          <text:p text:style-name="P23">Warc umožňují ukládat větší škálu metadat. Je možné přidávat metadata podle vlastních potřeby, což se může využít při speciálních požadavcích určených vnitřní politikou ukládání souborů.</text:p>
        </text:list-item>
        <text:list-item>
          <text:p text:style-name="P24">Nativně umožňuje kompresi dat.</text:p>
        </text:list-item>
        <text:list-item>
          <text:p text:style-name="P24"><text:span text:style-name="T10">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10"><text:note text:id="ftn35" text:note-class="footnote"><text:note-citation>35</text:note-citation><text:note-body><text:p text:style-name="Footnote">Popis RFC standardu SHA-1 dostupný online na adrese http://tools.ietf.org/html/rfc3174</text:p></text:note-body></text:note></text:span><text:span text:style-name="T10"> hashovací funkcí pro jednoznačné určení stažených dokumentů.</text:span></text:p>
        </text:list-item>
      </text:list>
      <text:h text:style-name="Heading_20_3" text:outline-level="3">3.4.3 Nevýhody warc</text:h>
      <text:list xml:id="list870547869" text:continue-numbering="true" text:style-name="List_20_1">
        <text:list-item>
          <text:p text:style-name="P23">Neobsahují samoopravný kód – pokud se archiv poruší tak není možné rekonstruovat jeho obsah. To však není dáno vlastnostmi warc archivů, ale tím, že archivy se po vytvoření ještě komprimují nástrojem GZIP.</text:p>
        </text:list-item>
        <text:list-item>
          <text:p text:style-name="P23">Prozatím není vyřešeno, jak efektivně využít možnost ukládání větší škály metadat. Za tímto účelem bude nutno provést další studie.</text:p>
        </text:list-item>
        <text:list-item>
          <text:p text:style-name="P23"><text:soft-page-break/>Prozatím nejsou implementovány nutné nástroje na práci s warc soubory. Před jejich zavedením v projektu WebArchiv bude potřeba tyto nástroje implementovat.</text:p>
        </text:list-item>
        <text:list-item>
          <text:p text:style-name="P23">Zpětná převoditelnost z warc do arc není prozatím triviálně možná. [34] Tím pádem se nedají případné nové sklizně ve formátu warc zařadit ke starým sklizním ve formátu arc.</text:p>
        </text:list-item>
        <text:list-item>
          <text:p text:style-name="P23">Převod celého archivu do formátu warc bude časově a výpočetně velmi náročný a jakákoliv chyba může znamenat ztrátu dat.</text:p>
        </text:list-item>
      </text:list>
      <text:h text:style-name="Heading_20_3" text:outline-level="3">3.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3.4.5 Deduplikace souborů</text:h>
      <text:h text:style-name="P18" text:outline-level="1">4 Migrace archivu z formátu arc do formátu warc</text:h>
      <text:h text:style-name="Heading_20_2" text:outline-level="2">4.1 O migraci</text:h>
      <text:h text:style-name="Heading_20_3" text:outline-level="3">4.1.1 Úvod</text:h>
      <text:p text:style-name="P3">Převod arc archivů do formátu warc je specifický problém. Různé instituce používají různé formáty na ukládání webových zdrojů. Většina těchto institucí bude mít právě snahu převést uložená data do formátu warc. </text:p>
      <text:p text:style-name="P3">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3">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3">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3">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3">O převodu, který provedli, zatím není dostatek informací. Pracovníci Britské knihovny však použili pro migraci nástroje, které nejsou přímo použitelné <text:soft-page-break/>ve WebArchivu. Používali totiž jiné nástroje pro ukládání dat a práci s archivy – Web Curator Tool a PANDAS. Překvapilo mě, že nevyužili ani možnosti deduplikace souborů. [34]</text:p>
      <text:h text:style-name="P20" text:outline-level="2">4.2 Použité nástroje</text:h>
      <text:p text:style-name="Text_20_body">Kromě samotných nástrojů pro migrci arc archivů jsem používal i jiné nástroje, zde podávám jejich přehled.</text:p>
      <text:h text:style-name="P19" text:outline-level="3">4.2.1 JHOVE</text:h>
      <text:p text:style-name="P3">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3">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3">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0" text:note-class="footnote"><text:note-citation>36</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3">JHOVE obsahuje moduly pro práci s bytestreamy, ASCII a UTF-8 texty, AIFF a WAVE audio soubory. Dále s obrázky typu GIF, JPEG, JPEG 2000, TIFF. PDF soubory, textovými a XML output handlery. Je naprogramován v programovacím jazyce Java.</text:p>
      <text:p text:style-name="P3">Jelikož je již zastaralý, používal jsem pro svou práci jeho novější verzi: JHOVE2. Přesto je tento nástroj stále vyvíjen a dostupný k volnému stažení<text:note text:id="ftn36" text:note-class="footnote"><text:note-citation>37</text:note-citation><text:note-body><text:p text:style-name="Footnote">Webové stránky projektu JHOVE dostupné online na adrese http://sourceforge.net/projects/jhove/</text:p></text:note-body></text:note>.</text:p>
      <text:h text:style-name="P19" text:outline-level="3">4.2.2 JHOVE2</text:h>
      <text:h text:style-name="Heading_20_4" text:outline-level="4"><text:span text:style-name="T1">4.2.2.1 Úvod</text:span></text:h>
      <text:p text:style-name="Text_20_body"><text:span text:style-name="T1">Program je novější verzí již zmíněného programu JHOVE. Slouží k validaci </text:span><text:soft-page-break/><text:span text:style-name="T1">a identifikaci souborů. Program je vyvíjen v mnoha variantách</text:span><text:span text:style-name="T1"><text:note text:id="ftn37"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https://bitbucket.org/jhove2/main/descendants</text:p></text:note-body></text:note></text:span><text:span text:style-name="T1"> – v rámci distribuovaného verzovacího systému Mercurial na serveru www.bitbucket.com. Je vyvíjen JHOVE2 Project Team – California Digital Library, Portico, Stanford University.</text:span></text:p>
      <text:p text:style-name="P3">Protože je JHOVE2 vyvíjen mnoha různými vývojáři, vznikají různé verze tohoto programu se specifickými druhy přidané funkcionality. Pro mé účely jsem použil oficiální verzi<text:note text:id="ftn38" text:note-class="footnote"><text:note-citation>39</text:note-citation><text:note-body><text:p text:style-name="Footnote">Webová stránka projektu JHOVE2 dostupná online na adrese https://bitbucket.org/jhove2/</text:p></text:note-body></text:note> a dále verzi určenou pro validaci testování souborů<text:note text:id="ftn39" text:note-class="footnote"><text:note-citation>40</text:note-citation><text:note-body><text:p text:style-name="Footnote">Webová stránka projektu JHOVE2-BNF dostupná online na adrese <text:s/><text:span text:style-name="T1">https://bitbucket.org/lbihanic/jhove2-bnf/overview</text:span></text:p></text:note-body></text:note>, která má zásuvný modul pro analýzu arc souborů.</text:p>
      <text:p text:style-name="P3">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text:p>
      <text:h text:style-name="P21" text:outline-level="4">4.2.2.2 O programu</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text:span><text:soft-page-break/><text:span text:style-name="T5">about that source unit that is indicative of its significant nature and useful for purposes of classification, analysis, and use.</text:span><text:span text:style-name="T2">“ [příloha AF]</text:span></text:p>
      <text:p text:style-name="P6"><text:span text:style-name="T1">Charakterizace se skládá ze čtyř procedur:</text:span></text:p>
      <text:list xml:id="list809443033" text:continue-numbering="true" text:style-name="List_20_1">
        <text:list-item>
          <text:p text:style-name="P22"><text:span text:style-name="T3">Identifikace</text:span><text:span text:style-name="T1"> – určení formátu objektu.</text:span></text:p>
        </text:list-item>
        <text:list-item>
          <text:p text:style-name="P25"><text:span text:style-name="T1">Feature extraction</text:span></text:p>
        </text:list-item>
        <text:list-item>
          <text:p text:style-name="P22"><text:span text:style-name="T3">Validace</text:span><text:span text:style-name="T1"> – určení stupně korespondence objektu se specifikací formátu.</text:span></text:p>
        </text:list-item>
        <text:list-item>
          <text:p text:style-name="P22"><text:span text:style-name="T3">Assessment</text:span><text:span text:style-name="T1">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ald určit rizika při práci s různými objekty, nebo provést či doporučit další akce ke zpracování objektů.</text:span></text:p>
        </text:list-item>
      </text:list>
      <text:p text:style-name="Text_20_body"><text:span text:style-name="T1"/></text:p>
      <text:p text:style-name="P14"><text:span text:style-name="T1">Mezi vlastnosti programu patří: Granular modularization with generic plug-ins, Clean APIs and common module design patterns, Buffered I/O, Internationalized output (více druhů výstupu – JSON, XML, text) , Extensive configuration via dependency injection, Complete documentation</text:span></text:p>
      <text:p text:style-name="P14"><text:span text:style-name="T1">Hlavní předností nástroje je široká škála typů souborů, které dokáže rozpoznat a validovat.</text:span><text:span text:style-name="T1"><text:note text:id="ftn48" text:note-class="footnote"><text:note-citation>41</text:note-citation><text:note-body><text:p text:style-name="Footnote">Zde se jedná jen o nepřesný (a neúplný) výčet, který je uveden v příloze AG.</text:p></text:note-body></text:note></text:span></text:p>
      <text:list xml:id="list1022617922" text:style-name="L4">
        <text:list-item>
          <text:p text:style-name="P13"><text:span text:style-name="T6">Identifikace</text:span><text:span text:style-name="T5"> –</text:span><text:span text:style-name="T7"> JHOVE2 can identify (by DROID) many more formats than it can validate (by modules) – PRONOM registry documents over 550 “formats”</text:span><text:a xlink:type="simple" xlink:href="http://www.nationalarchives.gov.uk/PRONOM">http://www.nationalarchives.gov.uk/PRONOM</text:a><text:span text:style-name="T7">.</text:span></text:p>
        </text:list-item>
        <text:list-item>
          <text:p text:style-name="P15"><text:span text:style-name="T3">Validace</text:span><text:span text:style-name="T1"> – : ICC color profile, JPEG 2000, PDF, SGML, Shapefile, TIFF, UTF-8, WAVE, XML, Zip. NetCDF: </text:span><text:a xlink:type="simple" xlink:href="http://www.unidata.ucar.edu/software/netcdf">http://www.unidata.ucar.edu/software/netcdf</text:a><text:span text:style-name="T1"> Grib: http://www.wmo.int/pages/prog/www/WDM/Guides/Guide-binary-2.html</text:span></text:p>
        </text:list-item>
      </text:list>
      <text:p text:style-name="P6"><text:span text:style-name="T1"/></text:p>
      <text:h text:style-name="Heading_20_4" text:outline-level="4"><text:soft-page-break/><text:span text:style-name="T1">4.2.2.3 Úprava programu</text:span></text:h>
      <text:p text:style-name="P3"/>
      <text:p text:style-name="P3">Pro tyto účely bylo potřeba použít níže zmíněný nástroj Jpype, který umožňuje efektivně spouštět Java aplikace v rámci skriptů v jazyce Python – nástroje warctools jsou psány právě v programovacím jazyce Python. </text:p>
      <text:p text:style-name="P3">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3">Program jsem upravil tak, že jsem přidal dodatečné metody, které umožňují opakované spuštění v rámci warctools.</text:p>
      <text:p text:style-name="P2">(přiložím ukázku původní třídy JHOVE2CommandLine a pak upravené soubory)</text:p>
      <text:p text:style-name="P2">(rozvedu, vysvětlit javu, balíky atd atd.)</text:p>
      <text:h text:style-name="Heading_20_3" text:outline-level="3">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0" text:note-class="footnote"><text:note-citation>42</text:note-citation><text:note-body><text:p text:style-name="Footnote">Webové stránka projektu dostupná online na adrese http://jpype.sourceforge.net/</text:p></text:note-body></text:note> jeho vývojářů. Jeho využití bylo zásadní pro možnost testování převáděných ARC archivů. V příloze AI je archiv s nástrojem Jpype.</text:p>
      <text:h text:style-name="P20"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1" text:note-class="footnote"><text:note-citation>43</text:note-citation><text:note-body><text:p text:style-name="Footnote"><text:s/>Webové stránky projektu WARCTOOLS dostupná online na adrese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916370385" text:continue-list="list809443033"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1430506607"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text:soft-page-break/>pro soubory typu arc hlásí: Incompatible Warc Version</text:p>
        </text:list-item>
      </text:list>
      <text:p text:style-name="Text_20_body">Nástroj tedy není přímo kompatibilní s ostatními mnou testovanými nástroji.</text:p>
      <text:h text:style-name="Heading_20_4" text:outline-level="4">4.3.1.2 Další parametry</text:h>
      <text:list xml:id="list263173879"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2" text:note-class="footnote"><text:note-citation>44</text:note-citation><text:note-body><text:p text:style-name="Footnote">Webové stránky projektu WARC-TOOLS / hanzo dostupné online na adrese http://code.hanzoarchives.com/warc-tools/wiki/Home</text:p></text:note-body></text:note>.</text:p>
      <text:p text:style-name="Text_20_body">V příloze W je k nalezení dokumentace nástroje. Příloha X obsahuje výstup z nástroje WARCDUMP a příloha Y výstup z nástroje JHOVE2 pro daný warc soubor. <text:s/><text:bookmark-start text:name="__DdeLink__2630_1898542784"/>Příloha AD obsahuje kompletní nástroj.<text:bookmark-end text:name="__DdeLink__2630_1898542784"/></text:p>
      <text:h text:style-name="Heading_20_4" text:outline-level="4">4.3.2.1 Kompatibilita s ostatními nástroji</text:h>
      <text:list xml:id="list1238352085" text:continue-numbering="true" text:style-name="List_20_1">
        <text:list-item>
          <text:p text:style-name="List_20_1">Nástroj WARCDUMP je kompatibilní s ostatními mnou testovanými nástroji.</text:p>
        </text:list-item>
        <text:list-item>
          <text:p text:style-name="List_20_1">Z nástroje zcela vychází nástroj WARC-TOOLS / kpk09.</text:p>
        </text:list-item>
        <text:list-item>
          <text:p text:style-name="List_20_1"><text:soft-page-break/>Dokumentace nástroje s nástrojem WARC-TOOLS / kpk09 je totožná</text:p>
        </text:list-item>
      </text:list>
      <text:h text:style-name="Heading_20_4" text:outline-level="4">4.3.2.2 Další parametry</text:h>
      <text:list xml:id="list1122449261"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3" text:note-class="footnote"><text:note-citation>45</text:note-citation><text:note-body><text:p text:style-name="Footnote">Webové stránky projektu WARC-TOOLS / kpk09 dostupné online na adrese https://bitbucket.org/kpk09/warc-tools/wiki/Home</text:p></text:note-body></text:note>.</text:p>
      <text:p text:style-name="P3">V příloze Z je k nalezení dokumentace nástroje. Příloha AA obsahuje výstup z nástroje WARCDUMP a příloha AB výstup z nástroje JHOVE2 pro daný warc soubor. Příloha AE obsahuje kompletní nástroj.</text:p>
      <text:h text:style-name="P21" text:outline-level="4">4.3.3 1 Kompatibilita s ostatními nástroji</text:h>
      <text:list xml:id="list2049894949"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1" text:outline-level="4">4.3.3.2 Další parametry</text:h>
      <text:list xml:id="list2160324677" text:continue-numbering="true" text:style-name="List_20_1">
        <text:list-item>
          <text:p text:style-name="P23">Nemá napsané skripty pro hromadnou migraci.</text:p>
        </text:list-item>
        <text:list-item>
          <text:p text:style-name="P23"><text:soft-page-break/>Při převodu arc souborů nepřibalí k souboru data. Je potřeba mu dávat na vstup arc.gz soubory.</text:p>
        </text:list-item>
        <text:list-item>
          <text:p text:style-name="P23">Po otestování na zkušebním vzorku je textový warc soubor, totožný se souborem z WARCTOOLS / hanzo.</text:p>
        </text:list-item>
        <text:list-item>
          <text:p text:style-name="P23">Nástroj je v současné době vyvíjen.</text:p>
        </text:list-item>
        <text:list-item>
          <text:p text:style-name="P23">Nástroj nemá dokončenou dokumentaci. V manuálu stojí, že vytváří „crappy“ warc soubory. Nástroj pro migraci je údajně převzat z nástroje WARCTOOLS. [Příloha Z]</text:p>
        </text:list-item>
      </text:list>
      <text:h text:style-name="P20"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44" text:note-class="footnote"><text:note-citation>46</text:note-citation><text:note-body><text:p text:style-name="Footnote">Informace o nástroji diff jsou dostupné online na adrese http://unixhelp.ed.ac.uk/CGI/man-cgi?diff</text:p></text:note-body></text:note>. Výsledky byli až na názvy cest k archivům totožné. Testování samotných warc.gz souborů jsem prováděl pomocí nástroje zdiff<text:note text:id="ftn45" text:note-class="footnote"><text:note-citation>47</text:note-citation><text:note-body><text:p text:style-name="Footnote">Informace o nástroji zdiff jsou dostupné online na adrese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1455976263" text:continue-numbering="true" text:style-name="List_20_1">
        <text:list-item>
          <text:p text:style-name="List_20_1"><text:soft-page-break/>Změny v WARCTOOLS / hanzo, které se neprojevily v druhém nástroji<text:note text:id="ftn46" text:note-class="footnote"><text:note-citation>48</text:note-citation><text:note-body><text:p text:style-name="Footnote">Náhled změn mezi jednotlivými porovnávanými nástroji dostupný online na adrese https://bitbucket.org/kpk09/warc-tools/compare/..hanzo/warc-tools</text:p></text:note-body></text:note>. Jde o modifikaci ve 29 souborech.</text:p>
        </text:list-item>
        <text:list-item>
          <text:p text:style-name="List_20_1">Změny v WARCTOOLS /kpk09, které se neprojevily v druhém nástroji<text:note text:id="ftn47" text:note-class="footnote"><text:note-citation>49</text:note-citation><text:note-body><text:p text:style-name="Footnote">Náhled změn mezi jednotlivými porovnávanými nástroji dostupný online na adrese https://bitbucket.org/kpk09/warc-tools/compare/..hanzo/warc-tools</text:p></text:note-body></text:note>. Jde o modifikaci v 7 souborech.</text:p>
        </text:list-item>
      </text:list>
      <text:h text:style-name="P20" text:outline-level="2">4.5 Závěry z porovnávání nástrojů</text:h>
      <text:p text:style-name="Text_20_body"/>
      <text:p text:style-name="Text_20_body">Asi doporučím užití hanzo</text:p>
      <text:p text:style-name="Text_20_body">warc už nejsou podporované.</text:p>
      <text:p text:style-name="Text_20_body">KPK nevím o co mu de.</text:p>
      <text:p text:style-name="Text_20_body">Vidím největší perspektivu u hanza, bude pravděppodobně nadále podporován.</text:p>
      <text:h text:style-name="P18" text:outline-level="1">5 Závěr</text:h>
      <text:p text:style-name="Text_20_body">Napiš, že výstupy použiješ jako zprávu pro Národní knihovnu</text:p>
      <text:h text:style-name="P18" text:outline-level="1">Seznam literatury</text:h>
      <text:p text:style-name="seznam_20_literatury">*[1] Co je WebArchiv?. WEBARCHIV. <text:span text:style-name="T4">WebArchiv</text:span> [online]. 21.3.2012 [cit. 2012-03-21]. Dostupné z: http.//www.webarchiv.cz</text:p>
      <text:p text:style-name="seznam_20_literatury">*[2] Charakteristika Webarchivu. WEBARCHIV. <text:span text:style-name="T4">Webarchiv</text:span> [online]. 21.3.2012 [cit. 2012-03-21]. Dostupné z: http://www.webarchiv.cz/wainfo/</text:p>
      <text:p text:style-name="seznam_20_literatury">*[3] Dokumenty. WEBARCHIV. <text:span text:style-name="T4">Webarchiv</text:span> [online]. 21.3.2012 [cit. 2012-03-21]. Dostupné z: http://www.webarchiv.cz/dokumenty/</text:p>
      <text:p text:style-name="seznam_20_literatury">*[4] CELBOVÁ, Ludmila. <text:span text:style-name="T4">Registrace, ochrana a zpřístupnění domácích elektronických zdrojů v síti Internet</text:span>. 2000. Dostupné z: http://www.webarchiv.cz/files/dokumenty/zpravy/zprava2000.pdf</text:p>
      <text:p text:style-name="seznam_20_literatury">*[5] CELBOVÁ, Ludmila. <text:span text:style-name="T4">Registrace, ochrana a zpřístupnění domácích elektronických zdrojů v síti Internet</text:span>. 2002. Dostupné z: http://www.webarchiv.cz/files/dokumenty/zpravy/zprava2001/zprava2001.pdf</text:p>
      <text:p text:style-name="seznam_20_literatury">*[6] CELBOVÁ, Ludmila. <text:span text:style-name="T4">WebArchiv - vytvoření podmínek pro zpřístupnění českých webových zdrojů: knihovnické, legislativní a technické aspekty</text:span>. 2003. Dostupné z: http://www.webarchiv.cz/files/dokumenty/zpravy/zprava2002.pdf</text:p>
      <text:p text:style-name="seznam_20_literatury">*[7] STOKLASOVÁ, Bohdana. <text:span text:style-name="T4">Budování vzájemně kompatibilních informačních systémů pro přístup k heterogenním informačním zdrojům a jejich zastřešení prostřednictvím Jednotné informační brány</text:span>. 2004. Dostupné z: http://webarchiv.cz/files/dokumenty/zpravy/Zamer2004Zpravatextrev.doc</text:p>
      <text:p text:style-name="seznam_20_literatury">*[8] STOKLASOVÁ, Bohdana. <text:span text:style-name="T4">Budování vzájemně kompatibilních informačních systémů pro přístup k heterogenním informačním zdrojům a jejich zastřešení prostřednictvím Jednotné informační brány</text:span>. 2005. Dostupné z: http://webarchiv.cz/files/dokumenty/zpravy/Zamer2005Zpravatext.doc</text:p>
      <text:p text:style-name="seznam_20_literatury">*[9] CELBOVÁ, Ludmila. <text:span text:style-name="T4">Ochrana a trvalé zpřístupnění webových zdrojů jako součásti národního kulturního dědictví</text:span>. 2006. Dostupné z: http://webarchiv.cz/files/dokumenty/zpravy/zprava-VaV_2006-final.rtf</text:p>
      <text:p text:style-name="seznam_20_literatury">*[10] WEBARCHIV. <text:span text:style-name="T4">Zpráva WebArchiv - obnova dat - 2007</text:span>. Brno, 2007. Dostupné z: https://docs.google.com/Doc?<text:soft-page-break/>docid=0AbRV47jJIQggZG5qOHJtZF8yNmRjanM1dg&amp;hl=cs</text:p>
      <text:p text:style-name="seznam_20_literatury">*[11] CELBOVÁ, Ludmila. <text:span text:style-name="T4">Ochrana a trvalé zpřístupnění webových zdrojů jako součásti národního kulturního dědictví</text:span>. 2007. Dostupné z: http://webarchiv.cz/files/dokumenty/zpravy/zprava2007.pdf</text:p>
      <text:p text:style-name="seznam_20_literatury">*[12] COUFAL, Libor. <text:span text:style-name="T4">Ochrana a trvalé zpřístupnění webových zdrojů jako součásti národního kulturního dědictví</text:span>. 2008. Dostupné z: http://www.webarchiv.cz/files/dokumenty/zpravy/zprava2008.pdf</text:p>
      <text:p text:style-name="seznam_20_literatury">*[13] WEBARCHIV. <text:span text:style-name="T4">Zpráva WebArchiv - VISK - 2009. Brno, 2009</text:span>. Dostupné z: https://docs.google.com/Doc?docid=0AbRV47jJIQggZG5qOHJtZF80NngybjZ3aGY&amp;hl=cs</text:p>
      <text:p text:style-name="seznam_20_literatury">*[14] WEBARCHIV. <text:span text:style-name="T4">Zpráva WebArchiv - Věda a výzkum - 2010</text:span>. Brno, 2010. Dostupné z: https://docs.google.com/Doc?docid=0AbRV47jJIQggZG5qOHJtZF8xOGZ4YzNoamRy&amp;hl=cs</text:p>
      <text:p text:style-name="seznam_20_literatury">*[15] WEBARCHIV. <text:span text:style-name="T4">Zpráva WebArchiv - VISK - 2010</text:span>. Brno, 2010. Dostupné z: https://docs.google.com/Doc?docid=0AbRV47jJIQggZG5qOHJtZF8xN2Q2cnpxcmZm&amp;hl=cs</text:p>
      <text:p text:style-name="seznam_20_literatury">*[16] Celoplošné sklizně. WEBARCHIV. <text:span text:style-name="T4">Webarchiv</text:span> [online]. 21.3.2012 [cit. 2012-03-21]. Dostupné z: http://www.webarchiv.cz/celoplosne-sklizne/</text:p>
      <text:p text:style-name="seznam_20_literatury">[17] <text:s/>. WEBARCHIV. <text:span text:style-name="T4">Webarchiv</text:span> [online]. 21.3.2012 [cit. 2012-03-21]. Dostupné z: http://www.webarchiv.cz/ccinfo/</text:p>
      <text:p text:style-name="seznam_20_literatury">*[18] Gruber, Lukáš. <text:span text:style-name="T4">Licence Creative Commons a perspektiva jejich zavedení do českého prostředí</text:span>. Ikaros [online]. 2008, roč. 12, č. 3 [cit. 21.03.2012]. Dostupný z: &lt;http://www.ikaros.cz/node/4612&gt;. URN-NBN:cz-ik4612. ISSN 1212-5075.</text:p>
      <text:p text:style-name="seznam_20_literatury">*[19] JANSA, Petr. <text:span text:style-name="T4">Právní aspekty implementace projektu „Creative Commons“ v České republice</text:span>. Praha, 2008. Dostupné z: http://www.creativecommons.cz/wp-content/uploads/dp_petr_jansa_komplet_xmp.pdf. Diplomová práce. Univerzita Karlova.</text:p>
      <text:p text:style-name="seznam_20_literatury">[20] <text:s/>. WEBARCHIV. <text:span text:style-name="T4">Webarchiv</text:span> [online]. 21.3.2012 [cit. 2012-03-21]. Dostupné z: http://www.webarchiv.cz/partneri-projektu/</text:p>
      <text:p text:style-name="seznam_20_literatury">[21] <text:s/>. WEBARCHIV. <text:span text:style-name="T4">Webarchiv</text:span> [online]. 21.3.2012 [cit. 2012-03-21]. Dostupné z: <text:soft-page-break/>http://www.webarchiv.cz/vydavatele/</text:p>
      <text:p text:style-name="seznam_20_literatury">[22] <text:s/>. WEBARCHIV. <text:span text:style-name="T4">Webarchiv</text:span> [online]. 21.3.2012 [cit. 2012-03-21]. Dostupné z: http://www.webarchiv.cz/partneri</text:p>
      <text:p text:style-name="seznam_20_literatury">[23] <text:s/>. WEBARCHIV. <text:span text:style-name="T4">Webarchiv</text:span> [online]. 21.3.2012 [cit. 2012-03-21]. Dostupné z: http://www.webarchiv.cz/formular-url/</text:p>
      <text:p text:style-name="seznam_20_literatury">[24] <text:s/>. WEBARCHIV. <text:span text:style-name="T4">Webarchiv</text:span> [online]. 21.3.2012 [cit. 2012-03-21]. Dostupné z: http://www.webarchiv.cz/kriteria/</text:p>
      <text:p text:style-name="seznam_20_literatury">*[25] BARTOŠEK, Miroslav. <text:span text:style-name="T4">Systém pro správu procesu archivace webových informačních zdrojů.</text:span> Brno, 2009. Dostupné z: http://is.muni.cz/th/173018/fi_b/. Bakalářské práce. Masarykova univerzita.</text:p>
      <text:p text:style-name="seznam_20_literatury">*[26] KUSALÍK, Filip. <text:span text:style-name="T4">Identifikace a omezení přístupu k "nevhodným" stránkám ve webovém archivu</text:span>. Brno, 2009. Dostupné z: http://is.muni.cz/th/173018/fi_b/. Bakalářské práce. Masarykova univerzita.</text:p>
      <text:p text:style-name="seznam_20_literatury">*[27] VLČEK, Ivan. <text:span text:style-name="T4">Rozpoznání a archivace českého webu mimo národní doménu</text:span><text:span text:style-name="T10">. Brno</text:span>, 2008. Dostupné z: http://is.muni.cz/th/172585/fi_b/. Bakalářské práce. Masarykova univerzita.</text:p>
      <text:p text:style-name="seznam_20_literatury">*[28] BELLA, Martin. <text:span text:style-name="T4">Implementace OAI-PMH pro český WebArchiv</text:span>. Brno, 2008. Dostupné z: http://is.muni.cz/th/98989/fi_b. Bakalářské práce. Masarykova univerzita.</text:p>
      <text:p text:style-name="seznam_20_literatury">*[29] JELÍNKOVÁ, Lenka. <text:span text:style-name="T4">Bibliografický popis elektronických online zdrojů v zahraniční a domácí katalogizační praxi</text:span>. Praha, 2006. Dostupné z: http://www.webarchiv.cz/files/dokumenty/ostatni/DPjelinkova2006.pdf. Diplomová práce. Univerzita Karlova.</text:p>
      <text:p text:style-name="seznam_20_literatury">*[30] MATĚJKA, Lukáš. <text:span text:style-name="T4">Zpřístupnění archivu českého webu</text:span>. Brno, 2006. Dostupné z: http://is.muni.cz/th/49968/fi_m. Diplomová práce. Masarykova univerzita.</text:p>
      <text:p text:style-name="seznam_20_literatury">*[31] ŠKODOVÁ, Markéta. <text:span text:style-name="T4">Strategie archivace elektronických online zdrojů a politika jejich výběru do digitálního archivu (se zaměřením na český systém WebArchiv)</text:span>. Praha, 2005. Dostupné z: http://www.webarchiv.cz/files/dokumenty/zpravy/skodova.doc. Diplomová práce. Univerzita Karlova.</text:p>
      <text:p text:style-name="seznam_20_literatury">*[32] Arc File Format Reference. INTERNET ARCHIVE. <text:span text:style-name="T4">Internet Archive</text:span> [online]. [cit. 2012-03-21]. Dostupné z: <text:soft-page-break/>http://www.archive.org/web/researcher/ArcFileFormat.php</text:p>
      <text:p text:style-name="seznam_20_literatury">[33] http://bibnum.bnf.fr/WARC/</text:p>
      <text:p text:style-name="seznam_20_literatury">[34] https://webarchive.jira.com/wiki/display/Heritrix/ARC+to+WARC+%28to+ARC%29</text:p>
      <text:p text:style-name="textove_20_prilohy_20_komentar"/>
      <text:p text:style-name="textove_20_prilohy_20_komentar"/>
      <text:p text:style-name="textove_20_prilohy_20_komentar"/>
      <text:p text:style-name="textove_20_prilohy_20_komentar"/>
      <text:p text:style-name="textove_20_prilohy_20_komentar"/>
      <text:p text:style-name="Standard">Masanès, Julien (Ed.): Web Archiving. Berlin, Heidelberg, Springer-Verlag, 2006.</text:p>
      <text:p text:style-name="Standard"/>
      <text:h text:style-name="P18"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51</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1T14:49:16</dc:date>
    <dc:creator>Martin Prokop</dc:creator>
    <meta:editing-duration>P4DT12H6M49S</meta:editing-duration>
    <meta:editing-cycles>2373</meta:editing-cycles>
    <meta:document-statistic meta:table-count="1" meta:image-count="0" meta:object-count="0" meta:page-count="51" meta:paragraph-count="546" meta:word-count="9896" meta:character-count="69793" meta:non-whitespace-character-count="60547"/>
  </office:meta>
</office:document-meta>
</file>